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7"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1"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2" style:family="graphic" style:parent-style-name="standard">
      <style:graphic-properties draw:stroke="none" draw:fill="none"/>
    </style:style>
    <style:style style:name="gr13"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4"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5"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1.777cm" fo:padding-top="0.13cm" fo:padding-bottom="0.13cm" fo:padding-left="0.25cm" fo:padding-right="0.25cm" fo:wrap-option="wrap"/>
    </style:style>
    <style:style style:name="gr16"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7"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8"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1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20" style:family="graphic" style:parent-style-name="standard">
      <style:graphic-properties draw:fill="none" draw:textarea-vertical-align="middle" draw:auto-grow-height="false" fo:min-height="0.749cm" fo:min-width="0.499cm"/>
    </style:style>
    <style:style style:name="gr21" style:family="graphic" style:parent-style-name="standard">
      <style:graphic-properties draw:stroke="none" svg:stroke-color="#000000" draw:fill="none" draw:fill-color="#ffffff" draw:auto-grow-height="true" draw:auto-grow-width="false" fo:max-height="0cm" fo:min-height="0cm"/>
    </style:style>
    <style:style style:name="gr22"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3"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pr1" style:family="presentation" style:parent-style-name="Default-notes">
      <style:graphic-properties draw:stroke="none" draw:fill="none" draw:fill-color="#ffffff" draw:auto-grow-height="true" fo:min-height="12.732cm"/>
    </style:style>
    <style:style style:name="P1" style:family="paragraph">
      <style:paragraph-properties fo:margin-left="0cm" fo:margin-right="0cm" fo:line-height="102%"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158cm" fo:margin-bottom="0cm" fo:line-height="102%" fo:text-indent="0cm" style:punctuation-wrap="hanging" style:line-break="strict"/>
    </style:style>
    <style:style style:name="P4" style:family="paragraph">
      <style:paragraph-properties fo:margin-left="0cm" fo:margin-right="0cm" fo:line-height="93%" fo:text-align="end" fo:text-indent="0cm" style:punctuation-wrap="hanging" style:line-break="strict"/>
    </style:style>
    <style:style style:name="P5"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6" style:family="paragraph">
      <style:paragraph-properties fo:margin-left="0cm" fo:margin-right="0cm" fo:margin-top="0.158cm" fo:margin-bottom="0cm" fo:line-height="102%" fo:text-indent="0cm" style:punctuation-wrap="hanging" style:line-break="strict" style:writing-mode="lr-tb"/>
    </style:style>
    <style:style style:name="P7" style:family="paragraph">
      <style:paragraph-properties fo:margin-left="0cm" fo:margin-right="0cm" fo:margin-top="0.158cm" fo:margin-bottom="0cm" fo:line-height="102%" fo:text-align="start" fo:text-indent="0cm" style:punctuation-wrap="hanging" style:line-break="strict" style:writing-mode="lr-tb"/>
    </style:style>
    <style:style style:name="P8"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9"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10" style:family="paragraph">
      <style:text-properties fo:font-size="12pt"/>
    </style:style>
    <style:style style:name="P11" style:family="paragraph">
      <style:paragraph-properties fo:margin-left="0.886cm" fo:margin-right="0cm" fo:margin-top="0.36cm" fo:margin-bottom="0cm" fo:line-height="102%" fo:text-indent="-0.886cm" style:punctuation-wrap="hanging" style:line-break="strict"/>
    </style:style>
    <style:style style:name="P12" style:family="paragraph">
      <style:paragraph-properties fo:margin-left="0.886cm" fo:margin-right="0cm" fo:margin-top="0.158cm" fo:margin-bottom="0cm" fo:line-height="102%" fo:text-indent="-0.886cm" style:punctuation-wrap="hanging" style:line-break="strict"/>
    </style:style>
    <style:style style:name="P13" style:family="paragraph">
      <style:text-properties fo:font-size="18pt"/>
    </style:style>
    <style:style style:name="P14" style:family="paragraph">
      <style:paragraph-properties fo:margin-left="0cm" fo:margin-right="0cm" fo:margin-top="0.246cm" fo:margin-bottom="0cm" fo:line-height="102%" fo:text-indent="0cm" style:punctuation-wrap="hanging" style:line-break="strict"/>
    </style:style>
    <style:style style:name="P15" style:family="paragraph">
      <style:paragraph-properties fo:margin-left="0cm" fo:margin-right="0cm" fo:margin-top="0.246cm" fo:margin-bottom="0cm" fo:line-height="102%" fo:text-align="start" fo:text-indent="0cm" style:punctuation-wrap="hanging" style:line-break="strict" style:writing-mode="lr-tb"/>
    </style:style>
    <style:style style:name="P16" style:family="paragraph">
      <style:paragraph-properties fo:margin-left="0.78cm" fo:margin-right="0cm" fo:margin-top="0.282cm" fo:margin-bottom="0cm" fo:line-height="102%" fo:text-indent="-0.661cm" style:punctuation-wrap="hanging" style:line-break="strict" style:writing-mode="lr-tb"/>
    </style:style>
    <style:style style:name="P17" style:family="paragraph">
      <style:paragraph-properties fo:margin-left="0cm" fo:margin-right="0cm" fo:margin-top="0.211cm" fo:margin-bottom="0cm" fo:line-height="80%" fo:text-indent="0cm" style:punctuation-wrap="hanging" style:line-break="strict"/>
    </style:style>
    <style:style style:name="P18" style:family="paragraph">
      <style:paragraph-properties fo:margin-left="0.78cm" fo:margin-right="0cm" fo:margin-top="0.123cm" fo:margin-bottom="0cm" fo:line-height="80%" fo:text-indent="-0.78cm" style:punctuation-wrap="hanging" style:line-break="strict" style:writing-mode="lr-tb"/>
    </style:style>
    <style:style style:name="P19" style:family="paragraph">
      <style:paragraph-properties fo:margin-left="0.78cm" fo:margin-right="0cm" fo:margin-top="0.105cm" fo:margin-bottom="0cm" fo:line-height="80%" fo:text-indent="-0.78cm" style:punctuation-wrap="hanging" style:line-break="strict" style:writing-mode="lr-tb"/>
    </style:style>
    <style:style style:name="P20" style:family="paragraph">
      <style:paragraph-properties fo:margin-left="0cm" fo:margin-right="0cm" fo:margin-top="0.211cm" fo:margin-bottom="0cm" fo:line-height="80%" fo:text-align="start" fo:text-indent="0cm" style:punctuation-wrap="hanging" style:line-break="strict"/>
    </style:style>
    <style:style style:name="P21" style:family="paragraph">
      <style:paragraph-properties fo:margin-left="0cm" fo:margin-right="0cm" fo:line-height="100%" fo:text-indent="0cm" style:punctuation-wrap="hanging" style:line-break="strict"/>
    </style:style>
    <style:style style:name="P22"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23" style:family="paragraph">
      <style:paragraph-properties fo:margin-left="0.886cm" fo:margin-right="0cm" fo:margin-top="0.141cm" fo:margin-bottom="0cm" fo:line-height="102%" fo:text-align="start" fo:text-indent="-0.886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32cm"/>
          <style:tab-stop style:position="26.568cm"/>
          <style:tab-stop style:position="27.816cm"/>
          <style:tab-stop style:position="29.064cm"/>
        </style:tab-stops>
      </style:paragraph-properties>
    </style:style>
    <style:style style:name="P24" style:family="paragraph">
      <style:paragraph-properties fo:margin-left="0cm" fo:margin-right="0cm" fo:margin-top="0.158cm" fo:margin-bottom="0cm" fo:line-height="102%"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fo:font-family="Verdana" style:font-family-generic="swiss" style:font-pitch="variable" fo:font-size="16pt" style:font-family-asian="'DejaVu Sans'" style:font-pitch-asian="variable" style:font-size-asian="16pt" style:font-family-complex="'DejaVu Sans'" style:font-pitch-complex="variable" style:font-size-complex="16pt"/>
    </style:style>
    <style:style style:name="P25" style:family="paragraph">
      <style:paragraph-properties fo:margin-left="0cm" fo:margin-right="0cm" fo:margin-top="0.282cm" fo:margin-bottom="0cm" fo:line-height="102%" fo:text-indent="0cm" style:punctuation-wrap="hanging" style:line-break="strict"/>
    </style:style>
    <style:style style:name="P26" style:family="paragraph">
      <style:paragraph-properties fo:margin-left="0.78cm" fo:margin-right="0cm" fo:margin-top="0.246cm" fo:margin-bottom="0cm" fo:line-height="102%" fo:text-align="start" fo:text-indent="-0.78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426cm"/>
          <style:tab-stop style:position="26.674cm"/>
          <style:tab-stop style:position="27.922cm"/>
          <style:tab-stop style:position="29.17cm"/>
        </style:tab-stops>
      </style:paragraph-properties>
    </style:style>
    <style:style style:name="P27" style:family="paragraph">
      <style:paragraph-properties fo:margin-left="0cm" fo:margin-right="0cm" fo:margin-top="0.282cm" fo:margin-bottom="0cm" fo:line-height="102%" fo:text-align="start" fo:text-indent="0cm" style:punctuation-wrap="hanging" style:line-break="strict"/>
    </style:style>
    <style:style style:name="P28" style:family="paragraph">
      <style:paragraph-properties fo:margin-left="0cm" fo:margin-right="0cm" fo:text-indent="0cm" style:punctuation-wrap="hanging" style:line-break="strict"/>
    </style:style>
    <style:style style:name="P29" style:family="paragraph">
      <style:paragraph-properties fo:text-align="center" style:writing-mode="lr-tb"/>
    </style:style>
    <style:style style:name="P30" style:family="paragraph">
      <style:paragraph-properties fo:text-align="center"/>
    </style:style>
    <style:style style:name="P31" style:family="paragraph">
      <style:text-properties fo:color="#000000"/>
    </style:style>
    <style:style style:name="T1" style:family="text">
      <style:text-properties fo:color="#000000" fo:font-family="Verdana" style:font-family-generic="swiss" style:font-pitch="variable" fo:font-size="40pt" fo:language="en" fo:country="GB" fo:font-weight="bold" style:font-size-asian="40pt" style:font-weight-asian="bold" style:font-size-complex="40pt" style:font-weight-complex="bold"/>
    </style:style>
    <style:style style:name="T2" style:family="text">
      <style:text-properties fo:color="#000000" fo:font-family="Verdana" style:font-family-generic="swiss" style:font-pitch="variable" fo:font-size="20pt" fo:language="en" fo:country="US" style:font-size-asian="20pt" style:font-size-complex="20pt"/>
    </style:style>
    <style:style style:name="T3" style:family="text">
      <style:text-properties fo:color="#000000" fo:font-family="'Times New Roman'" style:font-family-generic="roman" style:font-pitch="variable" fo:font-size="13pt" fo:language="en" fo:country="US" style:font-size-asian="13pt" style:font-size-complex="13pt"/>
    </style:style>
    <style:style style:name="T4" style:family="text">
      <style:text-properties fo:color="#000000" fo:font-family="Verdana" style:font-family-generic="swiss" style:font-pitch="variable" fo:font-size="28pt" fo:language="en" fo:country="US" style:font-size-asian="28pt" style:font-size-complex="28pt"/>
    </style:style>
    <style:style style:name="T5" style:family="text">
      <style:text-properties fo:color="#000000" fo:font-family="Verdana" style:font-family-generic="swiss" style:font-pitch="variable" fo:font-size="18pt" fo:language="en" fo:country="GB"/>
    </style:style>
    <style:style style:name="T6" style:family="text">
      <style:text-properties fo:color="#000000" fo:font-family="Verdana" style:font-family-generic="swiss" style:font-pitch="variable" fo:font-size="18pt" fo:language="en" fo:country="GB" fo:font-weight="bold" style:font-weight-asian="bold" style:font-weight-complex="bold"/>
    </style:style>
    <style:style style:name="T7" style:family="text">
      <style:text-properties fo:color="#000000" fo:font-family="Verdana" style:font-family-generic="swiss" style:font-pitch="variable" fo:font-size="18pt" fo:language="en" fo:country="GB" fo:font-weight="normal" style:font-weight-asian="normal" style:font-weight-complex="normal"/>
    </style:style>
    <style:style style:name="T8" style:family="text">
      <style:text-properties fo:color="#ff0000" fo:font-family="'Courier New'" style:font-family-generic="modern" style:font-pitch="fixed" fo:font-size="18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9" style:family="text">
      <style:text-properties fo:color="#ff0000" style:text-line-through-style="none" style:text-position="0% 100%" fo:font-family="'Courier New'" style:font-family-generic="modern" style:font-pitch="fixed" fo:font-size="18pt" fo:language="en" fo:country="GB"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font-relief="none"/>
    </style:style>
    <style:style style:name="T10" style:family="text">
      <style:text-properties fo:color="#3333cc"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1" style:family="text">
      <style:text-properties fo:color="#000000" fo:font-family="Verdana" style:font-family-generic="swiss" style:font-pitch="variable" fo:language="en" fo:country="US"/>
    </style:style>
    <style:style style:name="T12" style:family="text">
      <style:text-properties fo:color="#ff0000" fo:font-family="'Courier New'" style:font-family-generic="modern" style:font-pitch="fixed" fo:font-size="14pt" fo:language="en" fo:country="US" fo:font-weight="bold" style:font-size-asian="14pt" style:font-weight-asian="bold" style:font-size-complex="14pt" style:font-weight-complex="bold"/>
    </style:style>
    <style:style style:name="T13" style:family="text">
      <style:text-properties fo:color="#000000" fo:font-family="Verdana" style:font-family-generic="swiss" style:font-pitch="variable" fo:language="en" fo:country="US" fo:font-weight="bold" style:font-weight-asian="bold" style:font-weight-complex="bold"/>
    </style:style>
    <style:style style:name="T14" style:family="text">
      <style:text-properties fo:color="#000000" fo:font-family="Verdana" style:font-family-generic="swiss" style:font-pitch="variable" fo:language="en" fo:country="US" fo:font-weight="normal" style:font-weight-asian="normal" style:font-weight-complex="normal"/>
    </style:style>
    <style:style style:name="T15"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6" style:family="text">
      <style:text-properties fo:color="#0000ff" fo:font-family="'Courier New'" style:font-family-generic="modern" style:font-pitch="fixed" fo:font-size="14pt" fo:language="en" fo:country="US" style:font-family-asian="'Courier New'" style:font-family-generic-asian="modern" style:font-pitch-asian="fixed" style:font-size-asian="14pt" style:font-family-complex="'Courier New'" style:font-family-generic-complex="modern" style:font-pitch-complex="fixed" style:font-size-complex="8pt"/>
    </style:style>
    <style:style style:name="T17"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8" style:family="text">
      <style:text-properties fo:color="#000000"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19" style:family="text">
      <style:text-properties fo:color="#000000" fo:font-family="Verdana" style:font-family-generic="swiss" style:font-pitch="variable" fo:font-size="18pt" fo:language="en" fo:country="US"/>
    </style:style>
    <style:style style:name="T20"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8pt" style:font-weight-complex="bold"/>
    </style:style>
    <style:style style:name="T21" style:family="text">
      <style:text-properties fo:color="#000000" fo:font-family="Verdana" style:font-family-generic="swiss" style:font-pitch="variable" fo:font-size="18pt" fo:language="en" fo:country="US" fo:font-weight="bold" style:font-weight-asian="bold" style:font-weight-complex="bold"/>
    </style:style>
    <style:style style:name="T22" style:family="text">
      <style:text-properties fo:color="#000000" fo:font-family="Verdana" style:font-family-generic="swiss" style:font-pitch="variable" fo:font-size="18pt" fo:language="en" fo:country="US" fo:font-weight="normal" style:font-weight-asian="normal" style:font-weight-complex="normal"/>
    </style:style>
    <style:style style:name="T23"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font-relief="none"/>
    </style:style>
    <style:style style:name="T24" style:family="text">
      <style:text-properties fo:color="#0000ff" fo:font-family="'Courier New'" style:font-family-generic="modern" style:font-pitch="fixed" fo:font-size="13pt" fo:language="en" fo:country="US"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25" style:family="text">
      <style:text-properties fo:color="#ff0000" style:text-line-through-style="none" style:text-position="0% 100%" fo:font-family="Verdana"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font-relief="none"/>
    </style:style>
    <style:style style:name="T26"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7" style:family="text">
      <style:text-properties fo:font-size="18pt"/>
    </style:style>
    <style:style style:name="T28"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29"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30" style:family="text">
      <style:text-properties fo:color="#ff0000" style:text-line-through-style="none" style:text-position="0% 100%" fo:font-family="'Courier New'" style:font-family-generic="modern" style:font-pitch="fixed" fo:font-size="16pt" fo:language="en" fo:country="US"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31" style:family="text">
      <style:text-properties fo:color="#ff0000" style:text-line-through-style="none" style:text-position="0% 100%" fo:font-family="'Courier New'" style:font-family-generic="modern" style:font-pitch="fixed" fo:font-size="16pt" fo:language="en" fo:country="US"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32" style:family="text">
      <style:text-properties fo:color="#000000" style:text-position="0% 100%" fo:font-family="Verdana" style:font-family-generic="swiss" style:font-pitch="variable" fo:font-size="16pt" fo:language="en" fo:country="US" style:font-family-asian="'DejaVu Sans'" style:font-pitch-asian="variable" style:font-size-asian="16pt" style:font-family-complex="'DejaVu Sans'" style:font-pitch-complex="variable" style:font-size-complex="16pt"/>
    </style:style>
    <style:style style:name="T33" style:family="text">
      <style:text-properties fo:color="#ff0000" fo:font-family="'Courier New'" style:font-family-generic="modern" style:font-pitch="fixed" fo:font-size="24pt" fo:language="en" fo:country="US" fo:font-weight="bold" style:font-size-asian="24pt" style:font-weight-asian="bold" style:font-size-complex="24pt" style:font-weight-complex="bold"/>
    </style:style>
    <style:style style:name="T34" style:family="text">
      <style:text-properties fo:color="#000000" fo:font-family="Verdana" style:font-family-generic="swiss" style:font-pitch="variable" fo:font-size="18pt" fo:language="en" fo:country="GB" style:font-size-asian="18pt" style:font-size-complex="18pt"/>
    </style:style>
    <style:style style:name="T35" style:family="text">
      <style:text-properties fo:color="#ff0000" fo:font-family="'Courier New'" style:font-family-generic="modern" style:font-pitch="fixed" fo:font-size="14pt" fo:language="en" fo:country="GB" fo:font-weight="bold" style:font-size-asian="14pt" style:font-weight-asian="bold" style:font-size-complex="14pt" style:font-weight-complex="bold"/>
    </style:style>
    <style:style style:name="T36" style:family="text">
      <style:text-properties fo:color="#0000ff" fo:font-family="'Courier New'" style:font-family-generic="modern" style:font-pitch="fixed" fo:font-size="12pt" fo:language="en" fo:country="GB" fo:font-weight="bold" style:font-size-asian="12pt" style:font-weight-asian="bold" style:font-size-complex="12pt" style:font-weight-complex="bold"/>
    </style:style>
    <style:style style:name="T37" style:family="text">
      <style:text-properties fo:color="#0000ff" style:text-line-through-style="none" style:text-position="0% 100%" fo:font-family="'Courier New'" style:font-family-generic="modern" style:font-pitch="fixed" fo:font-size="12pt" fo:language="en" fo:country="GB" fo:font-style="normal" fo:text-shadow="none" style:text-underline-style="none" fo:font-weight="bold" style:font-family-asian="'DejaVu Sans'" style:font-pitch-asian="variable" style:font-size-asian="12pt" style:font-style-asian="normal" style:font-weight-asian="bold" style:font-family-complex="'DejaVu Sans'" style:font-pitch-complex="variable" style:font-size-complex="12pt" style:font-style-complex="normal" style:font-weight-complex="bold" style:font-relief="none"/>
    </style:style>
    <style:style style:name="T38"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39" style:family="text">
      <style:text-properties fo:color="#ff0000" style:text-line-through-style="none" style:text-position="0% 100%" fo:font-family="'Courier New'" style:font-family-generic="modern" style:font-pitch="fixed" fo:font-size="14pt" fo:language="en" fo:country="GB"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40" style:family="text">
      <style:text-properties fo:color="#000000" fo:font-family="Verdana" style:font-family-generic="swiss" style:font-pitch="variable" fo:font-size="14pt" fo:language="en" fo:country="GB" style:font-size-asian="14pt" style:font-size-complex="14pt"/>
    </style:style>
    <style:style style:name="T41" style:family="text">
      <style:text-properties fo:color="#000000" fo:font-size="14pt" fo:language="en" fo:country="GB" style:font-size-asian="14pt" style:font-size-complex="14pt"/>
    </style:style>
    <style:style style:name="T42" style:family="text">
      <style:text-properties fo:color="#00b050" fo:font-size="14pt" fo:language="en" fo:country="GB" fo:font-style="italic" fo:font-weight="bold" style:font-size-asian="14pt" style:font-style-asian="italic" style:font-weight-asian="bold" style:font-size-complex="14pt" style:font-style-complex="italic" style:font-weight-complex="bold"/>
    </style:style>
    <style:style style:name="T43" style:family="text">
      <style:text-properties fo:color="#00b050" fo:font-family="Verdana" style:font-family-generic="swiss" style:font-pitch="variable" fo:font-size="14pt" fo:language="en" fo:country="GB" fo:font-style="italic" fo:font-weight="bold" style:font-size-asian="14pt" style:font-style-asian="italic" style:font-weight-asian="bold" style:font-size-complex="14pt" style:font-style-complex="italic" style:font-weight-complex="bold"/>
    </style:style>
    <style:style style:name="T44" style:family="text">
      <style:text-properties fo:color="#00b05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45" style:family="text">
      <style:text-properties fo:color="#ff00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6" style:family="text">
      <style:text-properties fo:color="#000000" fo:font-family="Verdana" style:font-family-generic="swiss" style:font-pitch="variable" fo:font-size="16pt" fo:language="en" fo:country="GB"/>
    </style:style>
    <style:style style:name="T47"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48"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49" style:family="text">
      <style:text-properties fo:color="#0000ff"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50" style:family="text">
      <style:text-properties fo:color="#000000" fo:font-family="Verdana" style:font-family-generic="swiss" style:font-pitch="variable" fo:language="en" fo:country="GB"/>
    </style:style>
    <style:style style:name="T51" style:family="text">
      <style:text-properties fo:color="#2d2db9" fo:font-family="'Courier New'" style:font-family-generic="modern" style:font-pitch="fixed" fo:font-size="14pt" fo:language="en" fo:country="GB" style:font-family-asian="'Courier New'" style:font-family-generic-asian="modern" style:font-pitch-asian="fixed" style:font-size-asian="14pt" style:font-family-complex="'Courier New'" style:font-family-generic-complex="modern" style:font-pitch-complex="fixed" style:font-size-complex="14pt"/>
    </style:style>
    <style:style style:name="T52" style:family="text">
      <style:text-properties fo:color="#000000" fo:language="en" fo:country="GB"/>
    </style:style>
    <style:style style:name="T53" style:family="text">
      <style:text-properties fo:color="#000000" fo:language="ar" fo:country="SA" style:font-family-asian="Arial" style:font-pitch-asian="variable" style:language-asian="ar" style:country-asian="SA" style:font-family-complex="Arial" style:font-pitch-complex="variable"/>
    </style:style>
    <style:style style:name="T54" style:family="text">
      <style:text-properties fo:color="#000000"/>
    </style:style>
    <style:style style:name="T55"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font-relief="non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0.886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2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0.119cm" text:min-label-width="0.661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62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368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78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3.784cm" svg:x="2.006cm" svg:y="12.241cm">
          <text:list text:style-name="L1">
            <text:list-header>
              <text:p text:style-name="P1"><text:span text:style-name="T1">2</text:span></text:p>
            </text:list-header>
          </text:list>
          <draw:enhanced-geometry svg:viewBox="0 0 21600 21600" draw:type="mso-spt202" draw:enhanced-path="M 0 0 L 21600 0 21600 21600 0 21600 0 0 Z N"/>
        </draw:custom-shape>
        <draw:custom-shape draw:style-name="gr2" draw:text-style-name="P2" draw:layer="layout" svg:width="21.59cm" svg:height="4.167cm" svg:x="2.006cm" svg:y="8.074cm">
          <text:list text:style-name="L1">
            <text:list-header>
              <text:p text:style-name="P3"><text:span text:style-name="T2">Data structures</text:span></text:p>
            </text:list-header>
          </text:list>
          <draw:enhanced-geometry svg:viewBox="0 0 21600 21600" draw:type="mso-spt202" draw:enhanced-path="M 0 0 L 21600 0 21600 21600 0 21600 0 0 Z N"/>
        </draw:custom-shape>
        <presentation:notes draw:style-name="dp2">
          <draw:custom-shape draw:style-name="gr3" draw:text-style-name="P2"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text:span text:style-name="T4">R is designed to handle experimental data</text:span></text:p>
            </text:list-header>
          </text:list>
          <draw:enhanced-geometry svg:viewBox="0 0 21600 21600" draw:type="mso-spt202" draw:enhanced-path="M 0 0 L 21600 0 21600 21600 0 21600 0 0 Z N"/>
        </draw:custom-shape>
        <draw:custom-shape draw:style-name="gr7" draw:text-style-name="P8" draw:layer="layout" svg:width="22.856cm" svg:height="12.568cm" svg:x="1.27cm" svg:y="4.458cm">
          <text:list text:style-name="L2">
            <text:list-item>
              <text:p text:style-name="P3"><text:span text:style-name="T5">Although the basic unit of R is a vector, we usually handle data in </text:span><text:span text:style-name="T6">data frames</text:span><text:span text:style-name="T7">.</text:span></text:p>
            </text:list-item>
            <text:list-item>
              <text:p text:style-name="P3"><text:span text:style-name="T7">A data frame is a set of observations of a set of variables – in other words, the outcome of an experiment.</text:span></text:p>
            </text:list-item>
            <text:list-item>
              <text:p text:style-name="P3"><text:span text:style-name="T7">For example, we might want to analyse information about a set of patients. To start with, let's say we have ten patients and for each one we know their name, sex, age, weight and whether they give consent for their data to be made public.</text:span></text:p>
            </text:list-item>
            <text:list-item>
              <text:p text:style-name="P6"><text:span text:style-name="T7">Load this data into a data frame called 'patients' in R:</text:span></text:p>
            </text:list-item>
          </text:list>
          <text:p text:style-name="P6"><text:span text:style-name="T8"><text:s text:c="3"/></text:span><text:span text:style-name="T8">source(“05_patients.R”)</text:span></text:p>
          <text:list text:style-name="L3">
            <text:list-item>
              <text:list>
                <text:list-header>
                  <text:p text:style-name="P7"><text:span text:style-name="T9"/></text:p>
                </text:list-header>
              </text:list>
            </text:list-item>
          </text:list>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text:span text:style-name="T4">The patients data frame</text:span></text:p>
            </text:list-header>
          </text:list>
          <draw:enhanced-geometry svg:viewBox="0 0 21600 21600" draw:type="mso-spt202" draw:enhanced-path="M 0 0 L 21600 0 21600 21600 0 21600 0 0 Z N"/>
        </draw:custom-shape>
        <draw:custom-shape draw:style-name="gr8" draw:text-style-name="P8" draw:layer="layout" svg:width="22.856cm" svg:height="12.568cm" svg:x="1.27cm" svg:y="4.458cm">
          <text:list text:style-name="L2">
            <text:list-item>
              <text:p text:style-name="P3"><text:span text:style-name="T5">The 'patients' data frame has ten rows (observations) and seven columns (variables). The columns must all be equal lengths.</text:span></text:p>
            </text:list-item>
          </text:list>
          <text:p text:style-name="P6"><text:span text:style-name="T8"><text:s text:c="3"/></text:span><text:span text:style-name="T8">&gt; patients</text:span></text:p>
          <text:p text:style-name="P11"><text:span text:style-name="T10"><text:s text:c="3"/></text:span><text:span text:style-name="T10">First_Name Second_Name <text:s text:c="5"/>Full_Name <text:s text:c="3"/>Sex Age Weight Consent</text:span></text:p>
          <text:p text:style-name="P12"><text:span text:style-name="T10">1 <text:s text:c="7"/>Adam <text:s text:c="6"/>Jones <text:s text:c="4"/>Adam Jones <text:s text:c="2"/>Male <text:s/>50 <text:s text:c="2"/>70.8 <text:s text:c="3"/>TRUE</text:span></text:p>
          <text:p text:style-name="P12"><text:span text:style-name="T10">2 <text:s text:c="8"/>Eve <text:s text:c="5"/>Parker <text:s text:c="4"/>Eve Parker Female <text:s/>21 <text:s text:c="2"/>67.9 <text:s text:c="3"/>TRUE</text:span></text:p>
          <text:p text:style-name="P12"><text:span text:style-name="T10">3 <text:s text:c="7"/>John <text:s text:c="6"/>Evans <text:s text:c="4"/>John Evans <text:s text:c="2"/>Male <text:s/>35 <text:s text:c="2"/>75.3 <text:s text:c="2"/>FALSE</text:span></text:p>
          <text:p text:style-name="P12"><text:span text:style-name="T10">4 <text:s text:c="7"/>Mary <text:s text:c="6"/>Davis <text:s text:c="4"/>Mary Davis Female <text:s/>45 <text:s text:c="2"/>61.9 <text:s text:c="3"/>TRUE</text:span></text:p>
          <text:p text:style-name="P12"><text:span text:style-name="T10">5 <text:s text:c="6"/>Peter <text:s text:c="6"/>Baker <text:s text:c="3"/>Peter Baker <text:s text:c="2"/>Male <text:s/>28 <text:s text:c="2"/>72.4 <text:s text:c="2"/>FALSE</text:span></text:p>
          <text:p text:style-name="P12"><text:span text:style-name="T10">6 <text:s text:c="7"/>Paul <text:s text:c="4"/>Daniels <text:s text:c="2"/>Paul Daniels <text:s text:c="2"/>Male <text:s/>31 <text:s text:c="2"/>69.9 <text:s text:c="2"/>FALSE</text:span></text:p>
          <text:p text:style-name="P12"><text:span text:style-name="T10">7 <text:s text:c="5"/>Joanna <text:s text:c="4"/>Edwards Joanna Edwards Female <text:s/>42 <text:s text:c="2"/>63.5 <text:s text:c="2"/>FALSE</text:span></text:p>
          <text:p text:style-name="P12"><text:span text:style-name="T10">8 <text:s text:c="4"/>Matthew <text:s text:c="6"/>Smith <text:s/>Matthew Smith <text:s text:c="2"/>Male <text:s/>33 <text:s text:c="2"/>71.5 <text:s text:c="3"/>TRUE</text:span></text:p>
          <text:p text:style-name="P12"><text:span text:style-name="T10">9 <text:s text:c="6"/>David <text:s text:c="4"/>Roberts <text:s/>David Roberts <text:s text:c="2"/>Male <text:s/>57 <text:s text:c="2"/>73.2 <text:s text:c="2"/>FALSE</text:span></text:p>
          <text:p text:style-name="P12"><text:span text:style-name="T10">10 <text:s text:c="5"/>Sally <text:s text:c="5"/>Wilson <text:s text:c="2"/>Sally Wilson Female <text:s/>62 <text:s text:c="2"/>64.8 <text:s text:c="3"/>TRUE</text:span></text:p>
          <text:p text:style-name="P12"><text:span text:style-name="T10"/></text:p>
          <text:list text:continue-numbering="true" text:style-name="L2">
            <text:list-item>
              <text:p text:style-name="P3"><text:span text:style-name="T5">Let's see how we can construct this from scratch.</text:span></text:p>
            </text:list-item>
          </text:list>
          <text:p text:style-name="P11"><text:span text:style-name="T10"/></text:p>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6" draw:text-style-name="P2" draw:layer="layout" svg:width="22.856cm" svg:height="3.175cm" svg:x="1.27cm" svg:y="0.758cm">
          <text:list text:style-name="L1">
            <text:list-header>
              <text:p text:style-name="P1"><text:span text:style-name="T4">Character, numeric and logical data types</text:span></text:p>
            </text:list-header>
          </text:list>
          <draw:enhanced-geometry svg:viewBox="0 0 21600 21600" draw:type="mso-spt202" draw:enhanced-path="M 0 0 L 21600 0 21600 21600 0 21600 0 0 Z N"/>
        </draw:custom-shape>
        <draw:custom-shape draw:style-name="gr9" draw:text-style-name="P2" draw:layer="layout" svg:width="22.856cm" svg:height="12.568cm" svg:x="1.27cm" svg:y="4.458cm">
          <text:list text:style-name="L2">
            <text:list-item>
              <text:p text:style-name="P3"><text:span text:style-name="T11">Each column is a vector, like previous vectors we have seen:</text:span></text:p>
            </text:list-item>
          </text:list>
          <text:list text:style-name="L1">
            <text:list-header>
              <text:p><text:span text:style-name="T12"><text:s text:c="3"/></text:span><text:span text:style-name="T12">&gt; firstName&lt;- c("Adam", "Eve", "John", "Mary", "Peter", "Paul", "Joanna", "Matthew", "David", "Sally")</text:span></text:p>
              <text:p><text:span text:style-name="T12"><text:s text:c="3"/></text:span><text:span text:style-name="T12">&gt; secondName&lt;-c("Jones", "Parker", "Evans", "Davis", "Baker", "Daniels", "Edwards", "Smith", "Roberts", "Wilson")</text:span></text:p>
            </text:list-header>
            <text:list-item>
              <text:p><text:span text:style-name="T12"><text:s text:c="3"/></text:span><text:span text:style-name="T12">&gt; age&lt;-c(50, 21, 35, 45, 28, 31, 42, 33, 57, 62)</text:span></text:p>
            </text:list-item>
            <text:list-item>
              <text:p><text:span text:style-name="T12"><text:s text:c="3"/></text:span><text:span text:style-name="T12">&gt; weight&lt;-c(70.8, 67.9, 75.3, 61.9, 72.4, 69.9, 63.5, 71.5, 73.2, 64.8)</text:span></text:p>
            </text:list-item>
            <text:list-item>
              <text:p><text:span text:style-name="T12"><text:s text:c="3"/></text:span><text:span text:style-name="T12">&gt; consent&lt;-c(TRUE,TRUE,FALSE,TRUE,FALSE,FALSE,FALSE,TRUE,FALSE,TRUE)</text:span></text:p>
            </text:list-item>
          </text:list>
          <text:list text:style-name="L2">
            <text:list-item>
              <text:p text:style-name="P3"><text:span text:style-name="T11">Each vector has a type, which we can see with the </text:span><text:span text:style-name="T13">mode</text:span><text:span text:style-name="T14"> function:</text:span></text:p>
              <text:p text:style-name="P3"><text:span text:style-name="T15">&gt; mode(firstName)</text:span></text:p>
            </text:list-item>
          </text:list>
          <text:list text:style-name="L1">
            <text:list-item>
              <text:p><text:span text:style-name="T16"><text:s text:c="3"/></text:span><text:span text:style-name="T16">[ 1] "character"</text:span></text:p>
            </text:list-item>
          </text:list>
          <text:p text:style-name="P3"><text:span text:style-name="T15"><text:s text:c="3"/></text:span><text:span text:style-name="T15">&gt; mode(age)</text:span></text:p>
          <text:list text:continue-numbering="true" text:style-name="L1">
            <text:list-item>
              <text:p><text:span text:style-name="T16"><text:s text:c="3"/></text:span><text:span text:style-name="T16">[ 1] "numeric"</text:span></text:p>
            </text:list-item>
          </text:list>
          <text:p text:style-name="P3"><text:span text:style-name="T15"><text:s text:c="3"/></text:span><text:span text:style-name="T15">&gt; mode(weight)</text:span></text:p>
          <text:list text:continue-numbering="true" text:style-name="L1">
            <text:list-item>
              <text:p><text:span text:style-name="T16"><text:s text:c="3"/></text:span><text:span text:style-name="T16">[ 1] "numeric"</text:span></text:p>
            </text:list-item>
          </text:list>
          <text:p text:style-name="P3"><text:span text:style-name="T17"><text:s text:c="3"/></text:span><text:span text:style-name="T17">&gt; mode(consent)</text:span></text:p>
          <text:list text:continue-numbering="true" text:style-name="L1">
            <text:list-item>
              <text:p><text:span text:style-name="T16"><text:s text:c="3"/></text:span><text:span text:style-name="T16">[ 1] "logical"</text:span></text:p>
              <text:p><text:span text:style-name="T18"/></text:p>
            </text:list-item>
          </text:list>
          <draw:enhanced-geometry svg:viewBox="0 0 21600 21600" draw:type="mso-spt202" draw:enhanced-path="M 0 0 L 21600 0 21600 21600 0 21600 0 0 Z N"/>
        </draw:custom-shape>
        <presentation:notes draw:style-name="dp2">
          <draw:custom-shape draw:style-name="gr3" draw:text-style-name="P2"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text:span text:style-name="T4">Factors</text:span></text:p>
            </text:list-header>
          </text:list>
          <draw:enhanced-geometry svg:viewBox="0 0 21600 21600" draw:type="mso-spt202" draw:enhanced-path="M 0 0 L 21600 0 21600 21600 0 21600 0 0 Z N"/>
        </draw:custom-shape>
        <draw:custom-shape draw:style-name="gr10" draw:text-style-name="P8" draw:layer="layout" svg:width="22.856cm" svg:height="12.568cm" svg:x="1.27cm" svg:y="4.458cm">
          <text:list text:style-name="L2">
            <text:list-item>
              <text:p text:style-name="P3"><text:span text:style-name="T19">Character vectors are fine for some variables, like names</text:span></text:p>
            </text:list-item>
            <text:list-item>
              <text:p text:style-name="P3"><text:span text:style-name="T19">But sometimes we have categorical data and we want R to recognise this.</text:span></text:p>
            </text:list-item>
            <text:list-item>
              <text:p text:style-name="P3"><text:span text:style-name="T19">A factor is R's data structure for categorical data.</text:span></text:p>
            </text:list-item>
          </text:list>
          <text:list text:style-name="L1">
            <text:list-header>
              <text:p><text:span text:style-name="T12"><text:s text:c="3"/></text:span></text:p>
            </text:list-header>
            <text:list-item>
              <text:p><text:span text:style-name="T12"><text:s text:c="3"/></text:span><text:span text:style-name="T12">&gt; sex&lt;-c("Male", "Female", "Male", "Female", "Male", "Male", "Female", "Male", "Male", "Female")</text:span></text:p>
            </text:list-item>
            <text:list-item>
              <text:p><text:span text:style-name="T12"><text:s text:c="3"/></text:span><text:span text:style-name="T12">&gt; sex</text:span></text:p>
            </text:list-item>
            <text:list-item>
              <text:p><text:span text:style-name="T20"><text:s/></text:span><text:span text:style-name="T20">[1] "Male" <text:s text:c="2"/>"Female" "Male" <text:s text:c="2"/>"Female" "Male" <text:s text:c="2"/>"Male" <text:s text:c="2"/>"Female" "Male" <text:s text:c="2"/>"Male" <text:s text:c="2"/>"Female"</text:span></text:p>
              <text:p><text:span text:style-name="T12"><text:s text:c="3"/></text:span><text:span text:style-name="T12">&gt; factor(sex)</text:span></text:p>
            </text:list-item>
            <text:list-item>
              <text:p><text:span text:style-name="T20"><text:s/></text:span><text:span text:style-name="T20">[1] Male <text:s text:c="2"/>Female Male <text:s text:c="2"/>Female Male <text:s text:c="2"/>Male <text:s text:c="2"/>Female Male <text:s text:c="2"/>Male <text:s text:c="2"/>Female</text:span></text:p>
            </text:list-item>
            <text:list-item>
              <text:p><text:span text:style-name="T20">Levels: Female Male</text:span><text:span text:style-name="T12"> <text:s text:c="2"/></text:span></text:p>
            </text:list-item>
          </text:list>
          <text:list text:style-name="L2">
            <text:list-item>
              <text:p text:style-name="P3"><text:span text:style-name="T19">R has converted the strings of the sex character vector into two </text:span><text:span text:style-name="T21">levels</text:span><text:span text:style-name="T22">, which are the categories in the data.</text:span></text:p>
            </text:list-item>
            <text:list-item>
              <text:p text:style-name="P3"><text:span text:style-name="T22">Note the values of this factor are not character strings, but levels.</text:span></text:p>
            </text:list-item>
            <text:list-item>
              <text:p text:style-name="P3"><text:span text:style-name="T22">We can use this factor to compare data for males and females.</text:span></text:p>
              <text:p text:style-name="P3"><text:span text:style-name="T23"/></text:p>
            </text:list-item>
          </text:list>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 draw:style-name="dp1" draw:master-page-name="Default" presentation:use-date-time-name="dtd1">
        <draw:custom-shape draw:style-name="gr6" draw:text-style-name="P5" draw:layer="layout" svg:width="22.856cm" svg:height="3.175cm" svg:x="1.27cm" svg:y="0.758cm">
          <text:list text:style-name="L1">
            <text:list-header>
              <text:p text:style-name="P1"><text:span text:style-name="T4">Creating a data frame (first attempt)</text:span></text:p>
            </text:list-header>
          </text:list>
          <draw:enhanced-geometry svg:viewBox="0 0 21600 21600" draw:type="mso-spt202" draw:enhanced-path="M 0 0 L 21600 0 21600 21600 0 21600 0 0 Z N"/>
        </draw:custom-shape>
        <draw:custom-shape draw:style-name="gr11" draw:text-style-name="P8" draw:layer="layout" svg:width="22.856cm" svg:height="12.568cm" svg:x="1.27cm" svg:y="4.458cm">
          <text:list text:style-name="L2">
            <text:list-item>
              <text:p text:style-name="P3"><text:span text:style-name="T19">We can construct a data frame from other objects:</text:span></text:p>
              <text:p text:style-name="P3"><text:span text:style-name="T12">&gt; patients&lt;-data.frame(firstName, secondName, paste(firstName,secondName),</text:span></text:p>
              <text:p text:style-name="P3"><text:span text:style-name="T12"><text:tab/></text:span><text:span text:style-name="T12">sex, age, weight, consent)</text:span></text:p>
              <text:p text:style-name="P3"><text:span text:style-name="T12">&gt; patients</text:span></text:p>
            </text:list-item>
          </text:list>
          <text:list text:style-name="L1">
            <text:list-item>
              <text:p><text:span text:style-name="T20"><text:s text:c="3"/></text:span><text:span text:style-name="T24">firstName secondName paste.firstName..secondName. <text:s text:c="3"/>sex age weight consent</text:span></text:p>
            </text:list-item>
            <text:list-item>
              <text:p><text:span text:style-name="T24">1 <text:s text:c="6"/>Adam <text:s text:c="5"/>Jones <text:s text:c="18"/>Adam Jones <text:s text:c="2"/>Male <text:s/>50 <text:s text:c="2"/>70.8 <text:s text:c="3"/>TRUE</text:span></text:p>
            </text:list-item>
            <text:list-item>
              <text:p><text:span text:style-name="T24">2 <text:s text:c="7"/>Eve <text:s text:c="4"/>Parker <text:s text:c="18"/>Eve Parker Female <text:s/>21 <text:s text:c="2"/>67.9 <text:s text:c="3"/>TRUE</text:span></text:p>
            </text:list-item>
            <text:list-item>
              <text:p><text:span text:style-name="T24">3 <text:s text:c="6"/>John <text:s text:c="5"/>Evans <text:s text:c="18"/>John Evans <text:s text:c="2"/>Male <text:s/>35 <text:s text:c="2"/>75.3 <text:s text:c="2"/>FALSE</text:span></text:p>
            </text:list-item>
            <text:list-item>
              <text:p><text:span text:style-name="T24">4 <text:s text:c="6"/>Mary <text:s text:c="5"/>Davis <text:s text:c="18"/>Mary Davis Female <text:s/>45 <text:s text:c="2"/>61.9 <text:s text:c="3"/>TRUE</text:span></text:p>
            </text:list-item>
            <text:list-item>
              <text:p><text:span text:style-name="T24">5 <text:s text:c="5"/>Peter <text:s text:c="5"/>Baker <text:s text:c="17"/>Peter Baker <text:s text:c="2"/>Male <text:s/>28 <text:s text:c="2"/>72.4 <text:s text:c="2"/>FALSE</text:span></text:p>
            </text:list-item>
            <text:list-item>
              <text:p><text:span text:style-name="T24">6 <text:s text:c="6"/>Paul <text:s text:c="3"/>Daniels <text:s text:c="16"/>Paul Daniels <text:s text:c="2"/>Male <text:s/>31 <text:s text:c="2"/>69.9 <text:s text:c="2"/>FALSE</text:span></text:p>
            </text:list-item>
            <text:list-item>
              <text:p><text:span text:style-name="T24">7 <text:s text:c="4"/>Joanna <text:s text:c="3"/>Edwards <text:s text:c="14"/>Joanna Edwards Female <text:s/>42 <text:s text:c="2"/>63.5 <text:s text:c="2"/>FALSE</text:span></text:p>
            </text:list-item>
            <text:list-item>
              <text:p><text:span text:style-name="T24">8 <text:s text:c="3"/>Matthew <text:s text:c="5"/>Smith <text:s text:c="15"/>Matthew Smith <text:s text:c="2"/>Male <text:s/>33 <text:s text:c="2"/>71.5 <text:s text:c="3"/>TRUE</text:span></text:p>
            </text:list-item>
            <text:list-item>
              <text:p><text:span text:style-name="T24">9 <text:s text:c="5"/>David <text:s text:c="3"/>Roberts <text:s text:c="15"/>David Roberts <text:s text:c="2"/>Male <text:s/>57 <text:s text:c="2"/>73.2 <text:s text:c="2"/>FALSE</text:span></text:p>
            </text:list-item>
            <text:list-item>
              <text:p><text:span text:style-name="T24">10 <text:s text:c="4"/>Sally <text:s text:c="4"/>Wilson <text:s text:c="16"/>Sally Wilson Female <text:s/>62 <text:s text:c="2"/>64.8 <text:s text:c="3"/>TRUE</text:span></text:p>
            </text:list-item>
          </text:list>
          <text:list text:style-name="L2">
            <text:list-item>
              <text:p text:style-name="P3"><text:span text:style-name="T19">The </text:span><text:span text:style-name="T21">paste</text:span><text:span text:style-name="T22"> function joins character vectors together.</text:span></text:p>
            </text:list-item>
            <text:list-item>
              <text:p text:style-name="P3"><text:span text:style-name="T22">We can access particular variables using the </text:span><text:span text:style-name="T21">dollar</text:span><text:span text:style-name="T22"> operator:</text:span></text:p>
            </text:list-item>
          </text:list>
          <text:list text:style-name="L1">
            <text:list-item>
              <text:p><text:span text:style-name="T12"><text:s text:c="3"/></text:span><text:span text:style-name="T12">&gt; patients$age</text:span></text:p>
            </text:list-item>
            <text:list-item>
              <text:p><text:span text:style-name="T20"><text:s/></text:span><text:span text:style-name="T20">[1] 50 21 35 45 28 31 42 33 57 62</text:span></text:p>
            </text:list-item>
            <text:list-item>
              <text:p><text:span text:style-name="T25"/></text:p>
            </text:list-item>
          </text:list>
          <draw:enhanced-geometry svg:viewBox="0 0 21600 21600" draw:type="mso-spt202" draw:enhanced-path="M 0 0 L 21600 0 21600 21600 0 21600 0 0 Z N"/>
        </draw:custom-shape>
        <draw:frame draw:style-name="gr12" draw:layer="layout" svg:width="10.213cm" svg:height="1.012cm" svg:x="7.609cm" svg:y="10.981cm">
          <draw:text-box>
            <text:p><text:s/>[1] 50 21 35 45 28 31 42 33 57 62</text:p>
          </draw:text-box>
        </draw:fram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 draw:style-name="dp1" draw:master-page-name="Default" presentation:use-date-time-name="dtd1">
        <draw:custom-shape draw:style-name="gr6" draw:text-style-name="P5" draw:layer="layout" svg:width="22.856cm" svg:height="3.175cm" svg:x="1.27cm" svg:y="0.758cm">
          <text:list text:style-name="L1">
            <text:list-header>
              <text:p text:style-name="P1"><text:span text:style-name="T4">Naming data frame variables</text:span></text:p>
            </text:list-header>
          </text:list>
          <draw:enhanced-geometry svg:viewBox="0 0 21600 21600" draw:type="mso-spt202" draw:enhanced-path="M 0 0 L 21600 0 21600 21600 0 21600 0 0 Z N"/>
        </draw:custom-shape>
        <draw:custom-shape draw:style-name="gr13" draw:text-style-name="P8" draw:layer="layout" svg:width="22.856cm" svg:height="12.568cm" svg:x="1.27cm" svg:y="4.458cm">
          <text:list text:style-name="L2">
            <text:list-item>
              <text:p text:style-name="P3"><text:span text:style-name="T19">R has inferred the names of our data frame variables from the names of the vectors or the commands (eg the paste command).</text:span></text:p>
            </text:list-item>
            <text:list-item>
              <text:p text:style-name="P3"><text:span text:style-name="T19">We can name the variables after we have created a data frame using the </text:span><text:span text:style-name="T21">names</text:span><text:span text:style-name="T22"> function, and we can use the same function to see the names:</text:span></text:p>
            </text:list-item>
            <text:list-item>
              <text:p text:style-name="P3"><text:span text:style-name="T12">&gt; names(patients)&lt;-c("First_Name", "Second_Name", "Full_Name", "Sex", "Age", "Weight", "Consent")</text:span></text:p>
              <text:p text:style-name="P3"><text:span text:style-name="T12">&gt; names(patients)</text:span></text:p>
            </text:list-item>
          </text:list>
          <text:list text:style-name="L1">
            <text:list-item>
              <text:p><text:span text:style-name="T26"><text:s text:c="3"/></text:span><text:span text:style-name="T26">[1] "First_Name" <text:s/>"Second_Name" "Full_Name" <text:s text:c="2"/>"Sex" <text:s text:c="8"/>"Age" <text:s text:c="8"/>"Weight" <text:s text:c="5"/>"Consent"</text:span></text:p>
            </text:list-item>
          </text:list>
          <text:list text:style-name="L2">
            <text:list-item>
              <text:p text:style-name="P3"><text:span text:style-name="T19">Or we can name the variables when we define the data frame:</text:span></text:p>
            </text:list-item>
          </text:list>
          <text:p text:style-name="P3"><text:span text:style-name="T12"><text:s text:c="3"/></text:span><text:span text:style-name="T12">&gt; patients&lt;-data.frame(First_Name=firstName, Second_Name=secondName, Full_Name=paste(firstName,secondName), Sex=sex, Age=age, Weight=weight, Consent=consent)</text:span></text:p>
          <text:p text:style-name="P3"><text:span text:style-name="T17"><text:s text:c="3"/></text:span><text:span text:style-name="T17">&gt; names(patients)</text:span></text:p>
          <text:list text:style-name="L1">
            <text:list-item>
              <text:p><text:span text:style-name="T26"><text:s text:c="3"/></text:span><text:span text:style-name="T26">[1] "First_Name" <text:s/>"Second_Name" "Full_Name" <text:s text:c="2"/>"Sex" <text:s text:c="8"/>"Age" <text:s text:c="8"/>"Weight" <text:s text:c="5"/>"Consent"</text:span></text:p>
            </text:list-item>
          </text:list>
          <draw:enhanced-geometry svg:viewBox="0 0 21600 21600" draw:type="mso-spt202" draw:enhanced-path="M 0 0 L 21600 0 21600 21600 0 21600 0 0 Z N"/>
        </draw:custom-shape>
        <draw:frame draw:style-name="gr12" draw:text-style-name="P13" draw:layer="layout" svg:width="10.213cm" svg:height="1.012cm" svg:x="7.609cm" svg:y="10.981cm">
          <draw:text-box>
            <text:p><text:span text:style-name="T27"><text:s/></text:span><text:span text:style-name="T27">[1] 50 21 35 45 28 31 42 33 57 62</text:span></text:p>
          </draw:text-box>
        </draw:fram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 draw:style-name="dp1" draw:master-page-name="Default" presentation:use-date-time-name="dtd1">
        <draw:custom-shape draw:style-name="gr6" draw:text-style-name="P5" draw:layer="layout" svg:width="22.856cm" svg:height="3.175cm" svg:x="1.27cm" svg:y="0.758cm">
          <text:list text:style-name="L1">
            <text:list-header>
              <text:p text:style-name="P1"><text:span text:style-name="T4">Factors in data frames</text:span></text:p>
            </text:list-header>
          </text:list>
          <draw:enhanced-geometry svg:viewBox="0 0 21600 21600" draw:type="mso-spt202" draw:enhanced-path="M 0 0 L 21600 0 21600 21600 0 21600 0 0 Z N"/>
        </draw:custom-shape>
        <draw:custom-shape draw:style-name="gr14" draw:text-style-name="P8" draw:layer="layout" svg:width="22.856cm" svg:height="12.568cm" svg:x="1.27cm" svg:y="4.458cm">
          <text:list text:style-name="L2">
            <text:list-item>
              <text:p text:style-name="P3"><text:span text:style-name="T19">When creating a data frame, R assumes all character vectors should be categorical variables and converts them to factors. This is not always what we want:</text:span></text:p>
              <text:p text:style-name="P3"><text:span text:style-name="T12">&gt; patients$firstName</text:span></text:p>
            </text:list-item>
          </text:list>
          <text:list text:style-name="L1">
            <text:list-item>
              <text:p><text:span text:style-name="T24"><text:s/></text:span><text:span text:style-name="T24">[1] Adam <text:s text:c="3"/>Eve <text:s text:c="4"/>John <text:s text:c="3"/>Mary <text:s text:c="3"/>Peter <text:s text:c="2"/>Paul <text:s text:c="3"/>Joanna <text:s/>Matthew David <text:s text:c="2"/>Sally </text:span></text:p>
            </text:list-item>
            <text:list-item>
              <text:p><text:span text:style-name="T24">Levels: Adam David Eve Joanna John Mary Matthew Paul Peter Sally</text:span></text:p>
              <text:p><text:span text:style-name="T19"/></text:p>
            </text:list-item>
          </text:list>
          <text:list text:style-name="L2">
            <text:list-item>
              <text:p text:style-name="P3"><text:span text:style-name="T22">We can avoid this by asking R not to treat strings as factors, and then explicitly stating when we want a factor by using </text:span><text:span text:style-name="T21">factor</text:span><text:span text:style-name="T22">:</text:span></text:p>
            </text:list-item>
          </text:list>
          <text:p text:style-name="P3"><text:span text:style-name="T12"><text:s text:c="3"/></text:span><text:span text:style-name="T12">&gt; patients&lt;-data.frame(First_Name=firstName, Second_Name=secondName, Full_Name=paste(firstName,secondName), Sex=factor(sex), Age=age, Weight=weight, Consent=consent, stringsAsFactors=FALSE)</text:span></text:p>
          <text:p text:style-name="P3"><text:span text:style-name="T12"><text:s text:c="3"/></text:span><text:span text:style-name="T12">&gt; patients$Sex</text:span></text:p>
          <text:list text:style-name="L1">
            <text:list-item>
              <text:p><text:span text:style-name="T20"><text:s text:c="4"/></text:span><text:span text:style-name="T20">[1] Male <text:s text:c="2"/>Female Male <text:s text:c="2"/>Female Male <text:s text:c="2"/>Male <text:s text:c="2"/>Female Male <text:s text:c="2"/>Male <text:s text:c="2"/>Female</text:span></text:p>
            </text:list-item>
            <text:list-item>
              <text:p><text:span text:style-name="T20">Levels: Female Male</text:span></text:p>
            </text:list-item>
          </text:list>
          <text:p text:style-name="P3"><text:span text:style-name="T12"><text:s text:c="3"/></text:span><text:span text:style-name="T12">&gt; patients$First_Name</text:span></text:p>
          <text:p text:style-name="P3"><text:span text:style-name="T27"><text:s text:c="3"/></text:span><text:span text:style-name="T20"><text:s/></text:span><text:span text:style-name="T20">[1] "Adam" <text:s text:c="3"/>"Eve" <text:s text:c="4"/>"John" <text:s text:c="3"/>"Mary" <text:s text:c="3"/>"Peter" <text:s text:c="2"/>"Paul" <text:s text:c="3"/>"Joanna" <text:s/>"Matthew" "David" <text:s text:c="2"/>"Sally"</text:span></text:p>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 draw:style-name="dp1" draw:master-page-name="Default" presentation:use-date-time-name="dtd1">
        <draw:custom-shape draw:style-name="gr9" draw:text-style-name="P2" draw:layer="layout" svg:width="22.856cm" svg:height="12.568cm" svg:x="1.27cm" svg:y="4.458cm">
          <text:list text:style-name="L4">
            <text:list-item>
              <text:p text:style-name="P14"><text:span text:style-name="T11">Data types - why care?</text:span></text:p>
            </text:list-item>
          </text:list>
          <text:list text:style-name="L5">
            <text:list-item>
              <text:list>
                <text:list-item>
                  <text:p text:style-name="P15"><text:span text:style-name="T28">May get an undesired result if calculations are between numbers stored as different types</text:span></text:p>
                </text:list-item>
                <text:list-item>
                  <text:p text:style-name="P15"><text:span text:style-name="T28">R will coerce data types when calculations between differing types are forced</text:span></text:p>
                </text:list-item>
              </text:list>
            </text:list-item>
          </text:list>
          <text:list text:style-name="L6">
            <text:list-item>
              <text:list>
                <text:list-item>
                  <text:list>
                    <text:list-item>
                      <text:p text:style-name="P15"><text:span text:style-name="T29">If the operation is inappropriate, the calculation will fail.</text:span></text:p>
                      <text:p text:style-name="P15"><text:span text:style-name="T29">e.g. </text:span></text:p>
                      <text:p text:style-name="P15"><text:span text:style-name="T30">&gt; 2 + "2"</text:span><text:span text:style-name="T31"> </text:span></text:p>
                      <text:p text:style-name="P15"><text:span text:style-name="T29">will fail as we cannot add a character string to integer!</text:span></text:p>
                    </text:list-item>
                  </text:list>
                </text:list-item>
              </text:list>
            </text:list-item>
          </text:list>
          <text:list text:style-name="L1">
            <text:list-header>
              <text:p text:style-name="P16"><text:span text:style-name="T32"/></text:p>
            </text:list-header>
          </text:list>
          <draw:enhanced-geometry svg:viewBox="0 0 21600 21600" draw:type="mso-spt202" draw:enhanced-path="M 0 0 L 21600 0 21600 21600 0 21600 0 0 Z N"/>
        </draw:custom-shape>
        <draw:custom-shape draw:style-name="gr6" draw:text-style-name="P2" draw:layer="layout" svg:width="22.856cm" svg:height="3.175cm" svg:x="1.27cm" svg:y="0.758cm">
          <text:list text:style-name="L1">
            <text:list-header>
              <text:p text:style-name="P1"><text:span text:style-name="T4">Storage modes &amp; data types</text:span></text:p>
            </text:list-header>
          </text:list>
          <draw:enhanced-geometry svg:viewBox="0 0 21600 21600" draw:type="mso-spt202" draw:enhanced-path="M 0 0 L 21600 0 21600 21600 0 21600 0 0 Z N"/>
        </draw:custom-shape>
        <presentation:notes draw:style-name="dp2">
          <draw:custom-shape draw:style-name="gr3" draw:text-style-name="P2"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0" draw:style-name="dp1" draw:master-page-name="Default" presentation:use-date-time-name="dtd1">
        <draw:custom-shape draw:style-name="gr6" draw:text-style-name="P2" draw:layer="layout" svg:width="22.856cm" svg:height="3.175cm" svg:x="1.27cm" svg:y="0.458cm">
          <text:list text:style-name="L1">
            <text:list-header>
              <text:p text:style-name="P1"><text:span text:style-name="T4">Matrices</text:span><text:span text:style-name="T4"><text:line-break/></text:span><text:span text:style-name="T33">matrix(..., ncol=…, nrow=…)</text:span></text:p>
            </text:list-header>
          </text:list>
          <draw:enhanced-geometry svg:viewBox="0 0 21600 21600" draw:type="mso-spt202" draw:enhanced-path="M 0 0 L 21600 0 21600 21600 0 21600 0 0 Z N"/>
        </draw:custom-shape>
        <draw:custom-shape draw:style-name="gr9" draw:text-style-name="P2" draw:layer="layout" svg:width="22.856cm" svg:height="12.568cm" svg:x="1.27cm" svg:y="4.458cm">
          <text:list text:style-name="L7">
            <text:list-item>
              <text:p text:style-name="P17"><text:span text:style-name="T34">Data frames are R's speciality, but R also handles matrices:</text:span></text:p>
            </text:list-item>
          </text:list>
          <text:list text:style-name="L8">
            <text:list-header>
              <text:p text:style-name="P18"><text:span text:style-name="T35">&gt; e &lt;- matrix(1:10, nrow=5, ncol=2)</text:span></text:p>
              <text:p text:style-name="P18"><text:span text:style-name="T35">&gt; e</text:span></text:p>
            </text:list-header>
          </text:list>
          <text:list text:style-name="L9">
            <text:list-header>
              <text:p text:style-name="P19"><text:span text:style-name="T36"><text:s text:c="5"/></text:span><text:span text:style-name="T36">[,1] [,2]</text:span></text:p>
            </text:list-header>
            <text:list-item>
              <text:p text:style-name="P19"><text:span text:style-name="T36">[1,] <text:s text:c="3"/>1 <text:s text:c="3"/>6</text:span></text:p>
            </text:list-item>
            <text:list-item>
              <text:p text:style-name="P19"><text:span text:style-name="T36">[2,] <text:s text:c="3"/>2 <text:s text:c="3"/>7</text:span></text:p>
            </text:list-item>
            <text:list-item>
              <text:p text:style-name="P19"><text:span text:style-name="T36">[3,] <text:s text:c="3"/>3 <text:s text:c="3"/>8</text:span></text:p>
            </text:list-item>
            <text:list-item>
              <text:p text:style-name="P19"><text:span text:style-name="T36">[4,] <text:s text:c="3"/>4 <text:s text:c="3"/>9</text:span></text:p>
            </text:list-item>
            <text:list-item>
              <text:p text:style-name="P19"><text:span text:style-name="T36">[5,] <text:s text:c="3"/>5 <text:s text:c="2"/>10</text:span></text:p>
            </text:list-item>
          </text:list>
          <text:p text:style-name="P18"><text:span text:style-name="T35">&gt; f ← matrix(1:10, nrow=2, ncol=5)</text:span></text:p>
          <text:p text:style-name="P18"><text:span text:style-name="T35">&gt; f</text:span></text:p>
          <text:p text:style-name="P19"><text:span text:style-name="T36"><text:s text:c="5"/></text:span><text:span text:style-name="T36">[,1] [,2] [,3] [,4] [,5]</text:span></text:p>
          <text:p text:style-name="P19"><text:span text:style-name="T36">[1,] <text:s text:c="3"/>1 <text:s text:c="3"/>3 <text:s text:c="3"/>5 <text:s text:c="3"/>7 <text:s text:c="3"/>9</text:span></text:p>
          <text:p text:style-name="P19"><text:span text:style-name="T36">[2,] <text:s text:c="3"/>2 <text:s text:c="3"/>4 <text:s text:c="3"/>6 <text:s text:c="3"/>8 <text:s text:c="2"/>10</text:span></text:p>
          <text:p text:style-name="P18"><text:span text:style-name="T35">&gt; f %*% e</text:span></text:p>
          <text:p text:style-name="P19"><text:span text:style-name="T36"><text:s text:c="5"/></text:span><text:span text:style-name="T36">[,1] [,2]</text:span></text:p>
          <text:p text:style-name="P19"><text:span text:style-name="T36">[1,] <text:s text:c="2"/>95 <text:s/>220</text:span></text:p>
          <text:p text:style-name="P19"><text:span text:style-name="T36">[2,] <text:s/>110 <text:s/>260</text:span></text:p>
          <text:p text:style-name="P20"><text:span text:style-name="T37"/></text:p>
          <text:p text:style-name="P17"><text:span text:style-name="T38">The </text:span><text:span text:style-name="T39">%*%</text:span><text:span text:style-name="T38"> operator is the matrix multiplication operator, not the standard multiplication operator.</text:span></text:p>
          <draw:enhanced-geometry svg:viewBox="0 0 21600 21600" draw:type="mso-spt202" draw:enhanced-path="M 0 0 L 21600 0 21600 21600 0 21600 0 0 Z N"/>
        </draw:custom-shape>
        <presentation:notes draw:style-name="dp2">
          <draw:custom-shape draw:style-name="gr3" draw:text-style-name="P2"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1" draw:style-name="dp1" draw:master-page-name="Default" presentation:use-date-time-name="dtd1">
        <draw:custom-shape draw:style-name="gr15" draw:text-style-name="P22" draw:layer="layout" svg:width="9.256cm" svg:height="2.257cm" svg:x="15.901cm" svg:y="0.926cm">
          <text:list text:style-name="L1">
            <text:list-header>
              <text:p text:style-name="P21"><text:span text:style-name="T40">Special cases:</text:span></text:p>
              <text:p text:style-name="P21"><text:span text:style-name="T41">a[</text:span><text:span text:style-name="T42">i</text:span><text:span text:style-name="T41">, ] i-th row</text:span></text:p>
              <text:p text:style-name="P21"><text:span text:style-name="T40">a[ ,</text:span><text:span text:style-name="T43">j</text:span><text:span text:style-name="T40">] j-th colum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22.856cm" svg:height="3.175cm" svg:x="1.27cm" svg:y="0.558cm">
          <text:list text:style-name="L1">
            <text:list-header>
              <text:p text:style-name="P1"><text:span text:style-name="T4">Indexing data frames and</text:span><text:span text:style-name="T4"><text:line-break/></text:span><text:span text:style-name="T4">matrices</text:span></text:p>
            </text:list-header>
          </text:list>
          <draw:enhanced-geometry svg:viewBox="0 0 21600 21600" draw:type="mso-spt202" draw:enhanced-path="M 0 0 L 21600 0 21600 21600 0 21600 0 0 Z N"/>
        </draw:custom-shape>
        <draw:custom-shape draw:style-name="gr16" draw:text-style-name="P8" draw:layer="layout" svg:width="23.673cm" svg:height="12.568cm" svg:x="1.27cm" svg:y="4.458cm">
          <text:list text:style-name="L2">
            <text:list-item>
              <text:p text:style-name="P3"><text:span text:style-name="T5">You can index multidimensional data structures like matrices and data frames using commas. If you don't provide an index for either rows or columns, all of the rows or columns will be returned.</text:span></text:p>
              <text:p text:style-name="P3"><text:span text:style-name="T44"><text:s/></text:span><text:span text:style-name="T44">object [ rows , columns ]</text:span></text:p>
            </text:list-item>
          </text:list>
          <text:list text:style-name="L8">
            <text:list-header>
              <text:p text:style-name="P11"><text:span text:style-name="T45">&gt; e[1,2]</text:span></text:p>
              <text:p text:style-name="P12"><text:span text:style-name="T10">[1] 6</text:span></text:p>
            </text:list-header>
          </text:list>
          <text:p text:style-name="P11"><text:span text:style-name="T45">&gt; e[1,]</text:span></text:p>
          <text:p text:style-name="P12"><text:span text:style-name="T10">[1] 1 6</text:span></text:p>
          <text:p text:style-name="P11"><text:span text:style-name="T45">&gt; patients[1,2]</text:span></text:p>
          <text:p text:style-name="P12"><text:span text:style-name="T10">[1] "Jones"</text:span></text:p>
          <text:p text:style-name="P11"><text:span text:style-name="T45">&gt; patients[1,]</text:span></text:p>
          <text:p text:style-name="P12"><text:span text:style-name="T10"><text:s text:c="2"/></text:span><text:span text:style-name="T10">First_Name Second_Name <text:s/>Full_Name <text:s/>Sex Age Weight Consent</text:span></text:p>
          <text:p text:style-name="P12"><text:span text:style-name="T10">1 <text:s text:c="6"/>Adam <text:s text:c="6"/>Jones Adam Jones Male <text:s/>50 <text:s text:c="2"/>70.8 <text:s text:c="3"/>TRUE</text:span></text:p>
          <text:p text:style-name="P12"><text:span text:style-name="T10"/></text:p>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2" draw:style-name="dp1" draw:master-page-name="Default" presentation:use-date-time-name="dtd1">
        <draw:custom-shape draw:style-name="gr6" draw:text-style-name="P5" draw:layer="layout" svg:width="22.856cm" svg:height="3.175cm" svg:x="1.27cm" svg:y="0.758cm">
          <text:list text:style-name="L1">
            <text:list-header>
              <text:p text:style-name="P1"><text:span text:style-name="T4">Advanced indexing</text:span></text:p>
            </text:list-header>
          </text:list>
          <draw:enhanced-geometry svg:viewBox="0 0 21600 21600" draw:type="mso-spt202" draw:enhanced-path="M 0 0 L 21600 0 21600 21600 0 21600 0 0 Z N"/>
        </draw:custom-shape>
        <draw:custom-shape draw:style-name="gr17" draw:text-style-name="P24" draw:layer="layout" svg:width="23.729cm" svg:height="12.568cm" svg:x="1.27cm" svg:y="3.96cm">
          <text:list text:style-name="L2">
            <text:list-item>
              <text:p text:style-name="P6"><text:span text:style-name="T46">As values in R are really vectors, so indices are actually vectors, and can be numeric or logical:</text:span></text:p>
            </text:list-item>
          </text:list>
          <text:p text:style-name="P23"><text:span text:style-name="T47"><text:s text:c="3"/></text:span><text:span text:style-name="T47">&gt; s</text:span><text:span text:style-name="T48"> &lt;- letters[1:5]</text:span></text:p>
          <text:p text:style-name="P23"><text:span text:style-name="T48"><text:s text:c="3"/></text:span><text:span text:style-name="T48">&gt; s[c(1,3)]</text:span></text:p>
          <text:list text:style-name="L8">
            <text:list-item>
              <text:p text:style-name="P23"><text:span text:style-name="T48"><text:s text:c="3"/></text:span><text:span text:style-name="T49">[1] "a" "c"</text:span></text:p>
            </text:list-item>
            <text:list-item>
              <text:p text:style-name="P23"><text:span text:style-name="T48"><text:s text:c="3"/></text:span><text:span text:style-name="T48">&gt; s[c(TRUE, FALSE, TRUE, FALSE, FALSE)]</text:span></text:p>
            </text:list-item>
            <text:list-item>
              <text:p text:style-name="P23"><text:span text:style-name="T48"><text:s text:c="3"/></text:span><text:span text:style-name="T49">[1] "a" "c"</text:span></text:p>
            </text:list-item>
          </text:list>
          <text:p text:style-name="P23"><text:span text:style-name="T48"><text:s text:c="3"/></text:span><text:span text:style-name="T48">&gt; a&lt;-1:5</text:span></text:p>
          <text:p text:style-name="P23"><text:span text:style-name="T48"><text:s text:c="3"/></text:span><text:span text:style-name="T48">&gt; a&lt;3</text:span></text:p>
          <text:p text:style-name="P23"><text:span text:style-name="T48"><text:s text:c="3"/></text:span><text:span text:style-name="T49">[1] <text:s/>TRUE <text:s/>TRUE FALSE FALSE FALSE</text:span></text:p>
          <text:p text:style-name="P23"><text:span text:style-name="T48"><text:s text:c="3"/></text:span><text:span text:style-name="T48">&gt; s[a&lt;3]</text:span></text:p>
          <text:p text:style-name="P23"><text:span text:style-name="T48"><text:s text:c="3"/></text:span><text:span text:style-name="T49">[1] "a" "b"</text:span></text:p>
          <text:p text:style-name="P23"><text:span text:style-name="T48"><text:s text:c="3"/></text:span><text:span text:style-name="T48">&gt; s[a&gt;1 &amp; a&lt;3]</text:span></text:p>
          <text:p text:style-name="P23"><text:span text:style-name="T48"><text:s text:c="3"/></text:span><text:span text:style-name="T49">[1] "b”</text:span></text:p>
          <text:p text:style-name="P23"><text:span text:style-name="T48"><text:s text:c="3"/></text:span><text:span text:style-name="T48">&gt; s[a==2]</text:span></text:p>
          <text:p text:style-name="P23"><text:span text:style-name="T48"><text:s text:c="3"/></text:span><text:span text:style-name="T49">[1] "b"</text:span></text:p>
          <text:p text:style-name="P23"><text:span text:style-name="T48"><text:tab/></text:span><text:span text:style-name="T48"><text:tab/></text:span><text:span text:style-name="T48"><text:tab/></text:span></text:p>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3" draw:style-name="dp1" draw:master-page-name="Default" presentation:use-date-time-name="dtd1">
        <draw:custom-shape draw:style-name="gr9" draw:text-style-name="P2" draw:layer="layout" svg:width="22.856cm" svg:height="12.568cm" svg:x="1.27cm" svg:y="4.458cm">
          <text:list text:style-name="L7">
            <text:list-item>
              <text:p text:style-name="P25"><text:span text:style-name="T50">arithmetic</text:span></text:p>
            </text:list-item>
          </text:list>
          <text:list text:style-name="L1">
            <text:list-header>
              <text:p text:style-name="P26"><text:span text:style-name="T50"><text:tab/></text:span><text:span text:style-name="T50">+, -, *, /, ^</text:span></text:p>
            </text:list-header>
          </text:list>
          <text:list text:style-name="L7">
            <text:list-header>
              <text:p text:style-name="P27"><text:span text:style-name="T51"/></text:p>
            </text:list-header>
            <text:list-item>
              <text:p text:style-name="P27"><text:span text:style-name="T50">comparison</text:span></text:p>
            </text:list-item>
          </text:list>
          <text:list text:style-name="L1">
            <text:list-header>
              <text:p text:style-name="P26"><text:span text:style-name="T50"><text:tab/></text:span><text:span text:style-name="T50">&lt;, &gt;, =&lt;, &gt;=, ==, !=</text:span></text:p>
            </text:list-header>
          </text:list>
          <text:list text:style-name="L7">
            <text:list-item>
              <text:p text:style-name="P27"><text:span text:style-name="T50">logical</text:span></text:p>
            </text:list-item>
          </text:list>
          <text:list text:style-name="L1">
            <text:list-header>
              <text:p text:style-name="P26"><text:span text:style-name="T50"><text:tab/></text:span><text:span text:style-name="T50">!, &amp;, |, xor</text:span></text:p>
            </text:list-header>
          </text:list>
          <draw:enhanced-geometry svg:viewBox="0 0 21600 21600" draw:type="mso-spt202" draw:enhanced-path="M 0 0 L 21600 0 21600 21600 0 21600 0 0 Z N"/>
        </draw:custom-shape>
        <draw:custom-shape draw:style-name="gr6" draw:text-style-name="P2" draw:layer="layout" svg:width="22.856cm" svg:height="3.175cm" svg:x="1.27cm" svg:y="0.758cm">
          <text:list text:style-name="L1">
            <text:list-header>
              <text:p text:style-name="P1"><text:span text:style-name="T4">Operators</text:span></text:p>
            </text:list-header>
          </text:list>
          <draw:enhanced-geometry svg:viewBox="0 0 21600 21600" draw:type="mso-spt202" draw:enhanced-path="M 0 0 L 21600 0 21600 21600 0 21600 0 0 Z N"/>
        </draw:custom-shape>
        <draw:custom-shape draw:style-name="gr18" draw:text-style-name="P2" draw:layer="layout" svg:width="6.856cm" svg:height="1.023cm" svg:x="7.574cm" svg:y="6.314cm">
          <text:list text:style-name="L1">
            <text:list-header>
              <text:p text:style-name="P28"><text:span text:style-name="T52">(equal to, not equal to)</text:span><text:span text:style-name="T53">‏</text:span></text:p>
            </text:list-header>
          </text:list>
          <draw:enhanced-geometry svg:viewBox="0 0 21600 21600" draw:type="mso-spt202" draw:enhanced-path="M 0 0 L 21600 0 21600 21600 0 21600 0 0 Z N"/>
        </draw:custom-shape>
        <draw:connector draw:style-name="gr19" draw:text-style-name="P29" draw:layer="layout" draw:type="line" svg:x1="7.553cm" svg:y1="8.404cm" svg:x2="8.748cm" svg:y2="7.412cm" svg:d="m7553 8404 1195-992">
          <text:p/>
        </draw:connector>
        <draw:connector draw:style-name="gr19" draw:text-style-name="P29" draw:layer="layout" draw:type="line" svg:x1="9.127cm" svg:y1="8.492cm" svg:x2="11.509cm" svg:y2="7.301cm" svg:d="m9127 8492 2382-1191">
          <text:p/>
        </draw:connector>
        <draw:custom-shape draw:style-name="gr20" draw:text-style-name="P30" draw:layer="layout" svg:width="2.133cm" svg:height="3.988cm" svg:x="15.243cm" svg:y="7.34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1" draw:text-style-name="P31" draw:layer="layout" svg:width="7.069cm" svg:height="2.537cm" svg:x="17.375cm" svg:y="8.134cm">
          <draw:text-box>
            <text:p><text:span text:style-name="T54">these always return logical values !</text:span></text:p>
            <text:p><text:span text:style-name="T54">(TRUE, FALSE)</text:span></text:p>
          </draw:text-box>
        </draw:frame>
        <presentation:notes draw:style-name="dp2">
          <draw:custom-shape draw:style-name="gr3" draw:text-style-name="P2"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4" draw:style-name="dp1" draw:master-page-name="Default" presentation:use-date-time-name="dtd1">
        <draw:custom-shape draw:style-name="gr6" draw:text-style-name="P5" draw:layer="layout" svg:width="22.856cm" svg:height="3.175cm" svg:x="1.27cm" svg:y="0.758cm">
          <text:list text:style-name="L1">
            <text:list-header>
              <text:p text:style-name="P1"><text:span text:style-name="T4">Exercise</text:span></text:p>
            </text:list-header>
          </text:list>
          <draw:enhanced-geometry svg:viewBox="0 0 21600 21600" draw:type="mso-spt202" draw:enhanced-path="M 0 0 L 21600 0 21600 21600 0 21600 0 0 Z N"/>
        </draw:custom-shape>
        <draw:custom-shape draw:style-name="gr22" draw:text-style-name="P8" draw:layer="layout" svg:width="22.856cm" svg:height="12.568cm" svg:x="1.27cm" svg:y="4.458cm">
          <text:list text:style-name="L2">
            <text:list-item>
              <text:p text:style-name="P3"><text:span text:style-name="T19">Create the patients data frame using the instructions in the slides.</text:span></text:p>
            </text:list-item>
            <text:list-item>
              <text:p text:style-name="P3"><text:span text:style-name="T19">Add three new variables to your data frame: country, continent, and height. Make up the data. Make country a character vector but continent a factor.</text:span></text:p>
            </text:list-item>
            <text:list-item>
              <text:p text:style-name="P3"><text:span text:style-name="T19">Try the </text:span><text:span text:style-name="T21">summary</text:span><text:span text:style-name="T22"> function on your data frame. What does it do? How does it treat vectors (numeric, character, logical) and factors? (What does it do for matrices?)</text:span></text:p>
            </text:list-item>
            <text:list-item>
              <text:p text:style-name="P3"><text:span text:style-name="T22">Use logical indexing to select the following patients:</text:span></text:p>
              <text:list>
                <text:list-item>
                  <text:p text:style-name="P3"><text:span text:style-name="T22">Patients under 40</text:span></text:p>
                </text:list-item>
                <text:list-item>
                  <text:p text:style-name="P3"><text:span text:style-name="T22">Patients who give consent to share their data</text:span></text:p>
                </text:list-item>
                <text:list-item>
                  <text:p text:style-name="P3"><text:span text:style-name="T22">Men who weight as much or more than the average European male (70.8 kg)</text:span></text:p>
                </text:list-item>
              </text:list>
            </text:list-item>
          </text:list>
          <text:list text:style-name="L1">
            <text:list-item>
              <text:p><text:span text:style-name="T55"/></text:p>
            </text:list-item>
          </text:list>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5" draw:style-name="dp1" draw:master-page-name="Default" presentation:use-date-time-name="dtd1">
        <draw:custom-shape draw:style-name="gr6" draw:text-style-name="P5" draw:layer="layout" svg:width="22.856cm" svg:height="3.175cm" svg:x="1.27cm" svg:y="0.758cm">
          <text:list text:style-name="L1">
            <text:list-header>
              <text:p text:style-name="P1"><text:span text:style-name="T4">Logical indexing answers</text:span></text:p>
            </text:list-header>
          </text:list>
          <draw:enhanced-geometry svg:viewBox="0 0 21600 21600" draw:type="mso-spt202" draw:enhanced-path="M 0 0 L 21600 0 21600 21600 0 21600 0 0 Z N"/>
        </draw:custom-shape>
        <draw:custom-shape draw:style-name="gr23" draw:text-style-name="P8" draw:layer="layout" svg:width="22.856cm" svg:height="12.568cm" svg:x="1.27cm" svg:y="4.458cm">
          <text:list text:style-name="L2">
            <text:list-item>
              <text:p text:style-name="P3"><text:span text:style-name="T19">Patients under 40:</text:span></text:p>
              <text:p text:style-name="P3"><text:span text:style-name="T12">&gt; patients[patients$Age&lt;40,]</text:span></text:p>
            </text:list-item>
            <text:list-item>
              <text:p text:style-name="P3"><text:span text:style-name="T19">Patients who give consent to share their data:</text:span></text:p>
            </text:list-item>
          </text:list>
          <text:p text:style-name="P3"><text:span text:style-name="T12"><text:s text:c="3"/></text:span><text:span text:style-name="T12">&gt; patients[patients$Consent==TRUE,]</text:span></text:p>
          <text:list text:continue-numbering="true" text:style-name="L2">
            <text:list-item>
              <text:p text:style-name="P3"><text:span text:style-name="T19">Men who weigh as much or more than the average European male (70.8 kg):</text:span></text:p>
              <text:p text:style-name="P3"><text:span text:style-name="T12">&gt; patients[patients$Sex=="Male" &amp; patients$Weight&lt;=70.8,]</text:span></text:p>
            </text:list-item>
          </text:list>
          <text:p text:style-name="P3"><text:span text:style-name="T20"/></text:p>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textarea-vertical-align="middle" draw:auto-grow-height="false" fo:padding-top="0.125cm" fo:padding-bottom="0.125cm" fo:padding-left="0.25cm" fo:padding-right="0.25cm" fo:wrap-option="no-wrap"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158cm" fo:margin-bottom="0cm" fo:line-height="102%"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6cm" fo:min-width="0cm" fo:padding-top="0.139cm" fo:padding-bottom="0.139cm" fo:padding-left="0.276cm" fo:padding-right="0.276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line-height="93%" fo:text-align="end" fo:text-indent="0cm" style:punctuation-wrap="hanging" style:line-break="strict" style:writing-mode="lr-tb"/>
    </style:style>
    <style:style style:name="MP7" style:family="paragraph">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3pt" fo:language="en" fo:country="US"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line draw:style-name="Mgr3" draw:text-style-name="MP3" draw:layer="backgroundobjects" svg:x1="0.847cm" svg:y1="3.51cm" svg:x2="24.553cm" svg:y2="3.514cm">
        <text:p/>
      </draw:line>
      <draw:frame presentation:style-name="Default-title" draw:layer="backgroundobjects" svg:width="22.798cm" svg:height="3.119cm" svg:x="1.27cm" svg:y="0.658cm" presentation:class="title" presentation:placeholder="true">
        <draw:text-box/>
      </draw:frame>
      <draw:frame presentation:style-name="Default-outline1" draw:layer="backgroundobjects" svg:width="22.798cm" svg:height="11.049cm" svg:x="1.27cm" svg:y="4.057cm" presentation:class="outline" presentation:placeholder="true">
        <draw:text-box/>
      </draw:frame>
      <presentation:notes style:page-layout-name="PM0">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546cm" svg:height="1.416cm" svg:x="0cm" svg:y="0cm">
          <text:p/>
          <draw:enhanced-geometry svg:viewBox="0 0 21600 21600" draw:type="mso-spt202" draw:enhanced-path="M 0 0 L 21600 0 21600 21600 0 21600 0 0 Z N"/>
        </draw:custom-shape>
        <draw:custom-shape draw:style-name="Mgr6" draw:text-style-name="MP5" draw:layer="backgroundobjects" svg:width="8.546cm" svg:height="1.416cm" svg:x="11.17cm" svg:y="0cm">
          <text:p/>
          <draw:enhanced-geometry svg:viewBox="0 0 21600 21600" draw:type="mso-spt202" draw:enhanced-path="M 0 0 L 21600 0 21600 21600 0 21600 0 0 Z N"/>
        </draw:custom-shape>
        <draw:page-thumbnail presentation:style-name="Default-title" draw:layer="backgroundobjects" svg:width="14.151cm" svg:height="10.598cm" svg:x="2.755cm" svg:y="2.124cm" presentation:class="page"/>
        <draw:frame presentation:style-name="Default-notes" draw:layer="backgroundobjects" svg:width="14.393cm" svg:height="12.731cm" svg:x="2.632cm" svg:y="13.503cm" presentation:class="notes" presentation:placeholder="true">
          <draw:text-box/>
        </draw:frame>
        <draw:custom-shape draw:style-name="Mgr6" draw:text-style-name="MP5" draw:layer="backgroundobjects" svg:width="8.546cm" svg:height="1.416cm" svg:x="0cm" svg:y="27.005cm">
          <text:p/>
          <draw:enhanced-geometry svg:viewBox="0 0 21600 21600" draw:type="mso-spt202" draw:enhanced-path="M 0 0 L 21600 0 21600 21600 0 21600 0 0 Z N"/>
        </draw:custom-shape>
        <draw:frame presentation:style-name="Mpr1" draw:text-style-name="MP7" draw:layer="backgroundobjects" svg:width="8.489cm" svg:height="1.359cm" svg:x="11.169cm" svg:y="27.004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A beginners guide to solving biological problems in R</dc:title>
    <meta:initial-creator>Ian Roberts</meta:initial-creator>
    <dc:date>2013-08-13T12:52:39</dc:date>
    <meta:print-date>2012-12-03T00:34:46</meta:print-date>
    <meta:editing-cycles>166</meta:editing-cycles>
    <meta:editing-duration>P25DT18H5M40S</meta:editing-duration>
    <meta:generator>OpenOffice.org/3.4.1$Unix OpenOffice.org_project/341m1$Build-9593</meta:generator>
    <meta:printed-by>Robert Stojnic</meta:printed-by>
    <meta:document-statistic meta:object-count="177"/>
  </office:meta>
</office:document-meta>
</file>